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RUH</text:p>
          </table:table-cell>
          <table:table-cell office:value-type="string" calcext:value-type="string">
            <text:p>ID_IND</text:p>
          </table:table-cell>
          <table:table-cell office:value-type="string" calcext:value-type="string">
            <text:p>TYP_IND</text:p>
          </table:table-cell>
          <table:table-cell office:value-type="string" calcext:value-type="string">
            <text:p>LIM_IND</text:p>
          </table:table-cell>
          <table:table-cell office:value-type="string" calcext:value-type="string">
            <text:p>JEDNOTKA</text:p>
          </table:table-cell>
          <table:table-cell office:value-type="string" calcext:value-type="string">
            <text:p>KLIC</text:p>
          </table:table-cell>
          <table:table-cell office:value-type="string" calcext:value-type="string">
            <text:p>UROVEN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P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P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erk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P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POCET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DNO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baloni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Gymnocephalus schraetser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POP_VITALITA</text:p>
          </table:table-cell>
          <table:table-cell table:number-columns-repeated="3"/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lmo salar</text:p>
          </table:table-cell>
          <table:table-cell office:value-type="string" calcext:value-type="string">
            <text:p>POP_DYN</text:p>
          </table:table-cell>
          <table:table-cell table:number-columns-repeated="3"/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streber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ampetra planeri</text:p>
          </table:table-cell>
          <table:table-cell office:value-type="string" calcext:value-type="string">
            <text:p>STA_ODHADCELKOVEPLOCHYJEMNYCHNAPLAVUVHODNYCHPROVYVOJLAREV</text:p>
          </table:table-cell>
          <table:table-cell office:value-type="string" calcext:value-type="string">
            <text:p>v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ampetra planeri</text:p>
          </table:table-cell>
          <table:table-cell office:value-type="string" calcext:value-type="string">
            <text:p>STA_ODHADCELKOVEPLOCHYPROUDNYCHUSEKUSESTERKOPISKOVYMDNEMVHODNYCHPROTRENI</text:p>
          </table:table-cell>
          <table:table-cell office:value-type="string" calcext:value-type="string">
            <text:p>v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ampetra planeri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ompaktn� j�lov� d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ampetra planeri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ampetra planeri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DNO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Leuciscus aspius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inec tohoroční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h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DNO_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sk�d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STA_VEGETA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ubmerz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Misgurnus fossilis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DNOPOCETTYPU</text:p>
          </table:table-cell>
          <table:table-cell office:value-type="string" calcext:value-type="string">
            <text:p>m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Pelecus cultratus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h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DNOPOCETTYPU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zdut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VEGETA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ubmerz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STA_DALSIPARAMETRY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dont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hodeus amarus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DNOTYP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h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DNOPOCETTYPU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POCETTYPU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STA_VEGETA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ubmerz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bitis elongotoides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v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balva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Cottus gobio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v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yso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�ed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VARIABILITAHLOUBEKPOCET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STA_ZAHLOUBENIKORYT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iroze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albipinatus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TRASATOKU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um�le nap��me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antropogenn� n�z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UPRAVABREHU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STA_UPRAVADNA</text:p>
          </table:table-cell>
          <table:table-cell office:value-type="string" calcext:value-type="string">
            <text:p>ma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Sabanejewia balcanica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inec tohoroční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ysok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VARIABILITAHLOUBEK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st�ed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STA_VARIABILITAHLOUBEKPOCET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Romanogobio kessleri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�se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�t�rk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DNO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kamen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DNOTYPSOUCETPROCENT</text:p>
          </table:table-cell>
          <table:table-cell office:value-type="string" calcext:value-type="string">
            <text:p>mi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e�ej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m�r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PROUD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t�n�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STA_PROUDPOCETTYPU</text:p>
          </table:table-cell>
          <table:table-cell office:value-type="string" calcext:value-type="string">
            <text:p>m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Zingel zingel</text:p>
          </table:table-cell>
          <table:table-cell office:value-type="string" calcext:value-type="string">
            <text:p>POP_PRESENCE</text:p>
          </table:table-cell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edinec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Eudontomyzon mariae</text:p>
          </table:table-cell>
          <table:table-cell office:value-type="string" calcext:value-type="string">
            <text:p>STA_ODHADCELKOVEPLOCHYJEMNYCHNAPLAVUVHODNYCHPROVYVOJLARE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Eudontomyzon mariae</text:p>
          </table:table-cell>
          <table:table-cell office:value-type="string" calcext:value-type="string">
            <text:p>STA_ODHADCELKOVEPLOCHYPROUDNYCHUSEKUSESTERKOPISKOVYMDNEMVHODNYCHPROTRENI</text:p>
          </table:table-cell>
          <table:table-cell office:value-type="string" calcext:value-type="string">
            <text:p>m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Eudontomyzon mariae</text:p>
          </table:table-cell>
          <table:table-cell office:value-type="string" calcext:value-type="string">
            <text:p>POP_DYN</text:p>
          </table:table-cell>
          <table:table-cell office:value-type="string" calcext:value-type="string">
            <text:p>ma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office:value-type="string" calcext:value-type="string">
            <text:p>Eudontomyzon mariae</text:p>
          </table:table-cell>
          <table:table-cell office:value-type="string" calcext:value-type="string">
            <text:p>POP_VITALITA</text:p>
          </table:table-cell>
          <table:table-cell office:value-type="string" calcext:value-type="string">
            <text:p>v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egorie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Leuciscus aspiu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Cobitis elongatoide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Sabanejewia balcanica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Misgurnus fossili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hodeus amaru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Pelecus cultratu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omanogobio banaticu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Lampetra planeri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Salmo salar 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Zingel streber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omanogobio albipinatus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Zingel zingel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Gymnocephalus schraetser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Gymnocephalus baloni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Eudontomyzon mariae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Cottus gobio</text:p>
          </table:table-cell>
          <table:table-cell table:style-name="ce1" office:value-type="string" calcext:value-type="string">
            <text:p>STA_MIGBARVYS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m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Leuciscus aspiu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Cobitis elongatoide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Sabanejewia balcanica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Misgurnus fossili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hodeus amaru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Pelecus cultratu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omanogobio banaticu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Lampetra planeri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Salmo salar 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Zingel streber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Romanogobio albipinatus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Zingel zingel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Gymnocephalus schraetser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Gymnocephalus baloni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Eudontomyzon mariae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  <table:table-row table:style-name="ro1">
          <table:table-cell table:style-name="ce1" office:value-type="string" calcext:value-type="string">
            <text:p>Cottus gobio</text:p>
          </table:table-cell>
          <table:table-cell table:style-name="ce1" office:value-type="string" calcext:value-type="string">
            <text:p>STA_MIGBARPOCET</text:p>
          </table:table-cell>
          <table:table-cell table:style-name="ce1"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table:style-name="ce1" office:value-type="string" calcext:value-type="string">
            <text:p>ne</text:p>
          </table:table-cell>
          <table:table-cell table:style-name="ce1" office:value-type="string" calcext:value-type="string">
            <text:p>l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09:09:00.9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8-11T13:23:02.508000000</meta:creation-date>
    <dc:date>2025-08-12T09:14:14.177000000</dc:date>
    <meta:editing-duration>PT31M53S</meta:editing-duration>
    <meta:editing-cycles>3</meta:editing-cycles>
    <meta:generator>LibreOffice/7.0.4.2$Windows_X86_64 LibreOffice_project/dcf040e67528d9187c66b2379df5ea4407429775</meta:generator>
    <meta:document-statistic meta:table-count="1" meta:cell-count="1400" meta:object-count="0"/>
  </office:meta>
</office:document-meta>
</file>